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1764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118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516in" fo:break-before="auto" style:use-optimal-row-height="false"/>
    </style:style>
    <style:style style:name="ro6" style:family="table-row">
      <style:table-row-properties style:row-height="0.1618in" fo:break-before="auto" style:use-optimal-row-height="false"/>
    </style:style>
    <style:style style:name="ro7" style:family="table-row">
      <style:table-row-properties style:row-height="0.119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553" style:family="table-cell" style:parent-style-name="Standard_5f_sambareggae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tandard_5f_pardon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5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75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1" style:family="table-cell" style:parent-style-name="Standard_5f_pardon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4" style:family="table-cell" style:parent-style-name="Default">
      <style:table-cell-properties fo:border-bottom="none" style:text-align-source="fix" style:repeat-content="false" fo:border-left="1.76pt solid #000000" fo:padding="0.028in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5" style:family="table-cell" style:parent-style-name="Default">
      <style:table-cell-properties fo:border-bottom="0.74pt solid #000000" style:text-align-source="fix" style:repeat-content="false" fo:border-left="1.76pt solid #000000" fo:padding="0.028in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5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202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ce220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ce27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9" style:family="table-cell" style:parent-style-name="Default">
      <style:table-cell-properties fo:border-bottom="none" style:text-align-source="fix" style:repeat-content="false" fo:border-left="0.06pt solid #969696" fo:padding="0.028in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77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font-size="9pt" style:font-size-asian="9pt" style:font-size-complex="9pt"/>
    </style:style>
    <style:style style:name="ce2771" style:family="table-cell" style:parent-style-name="Standard_5f_pardon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olf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31" table:default-cell-style-name="ce8"/>
        <table:table-column table:style-name="co4" table:default-cell-style-name="ce2771"/>
        <table:table-column table:style-name="co2" table:number-columns-repeated="29" table:default-cell-style-name="ce47"/>
        <table:table-row table:style-name="ro1">
          <table:table-cell table:style-name="ce2553" office:value-type="string" calcext:value-type="string">
            <text:p>Wolf</text:p>
          </table:table-cell>
          <table:table-cell table:style-name="ce2554"/>
          <table:table-cell table:style-name="ce2586"/>
          <table:table-cell table:style-name="ce2755" office:value-type="string" calcext:value-type="string">
            <text:p>tune sign: draw a big “V” in the air with both hands (from up to down)</text:p>
          </table:table-cell>
          <table:table-cell table:style-name="ce2756" table:number-columns-repeated="10"/>
          <table:table-cell table:style-name="ce2757" table:number-columns-repeated="5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 table:style-name="ce2591"/>
          <table:table-cell table:style-name="ce2589"/>
          <table:table-cell table:style-name="ce2608"/>
          <table:table-cell table:style-name="ce2591" table:number-columns-repeated="9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3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 table:style-name="ce2590" office:value-type="float" office:value="5" calcext:value-type="float">
            <text:p>5</text:p>
          </table:table-cell>
          <table:table-cell table:style-name="ce2590" table:number-columns-repeated="3"/>
          <table:table-cell table:style-name="ce2590" office:value-type="float" office:value="6" calcext:value-type="float">
            <text:p>6</text:p>
          </table:table-cell>
          <table:table-cell table:style-name="ce2590" table:number-columns-repeated="3"/>
          <table:table-cell table:style-name="ce2590" office:value-type="float" office:value="7" calcext:value-type="float">
            <text:p>7</text:p>
          </table:table-cell>
          <table:table-cell table:style-name="ce2590" table:number-columns-repeated="3"/>
          <table:table-cell table:style-name="ce2590" office:value-type="float" office:value="8" calcext:value-type="float">
            <text:p>8</text:p>
          </table:table-cell>
          <table:table-cell table:style-name="ce2590" table:number-columns-repeated="3"/>
          <table:table-cell table:number-columns-repeated="29"/>
        </table:table-row>
        <table:table-row table:style-name="ro4">
          <table:table-cell table:style-name="ce2556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/>
          <table:table-cell table:style-name="ce2754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x</text:p>
          </table:table-cell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29"/>
        </table:table-row>
        <table:table-row table:style-name="ro5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Repiniqu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</text:p>
          </table:table-cell>
          <table:table-cell table:style-name="ce276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</text:p>
          </table:table-cell>
          <table:table-cell table:number-columns-repeated="29"/>
        </table:table-row>
        <table:table-row table:style-name="ro6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Snar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Tamborim <text:s/></text:p>
          </table:table-cell>
          <table:table-cell table:style-name="ce2615" office:value-type="float" office:value="1" calcext:value-type="float">
            <text:p>1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Agogô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758"/>
          <table:table-cell table:style-name="ce276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Shaker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Pat 1</text:p>
          </table:table-cell>
          <table:table-cell table:style-name="ce2556" table:number-columns-repeated="2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7">
          <table:table-cell table:style-name="ce2557" table:number-columns-repeated="2"/>
          <table:table-cell table:style-name="Default" table:number-columns-repeated="32"/>
          <table:table-cell table:style-name="ce2769"/>
          <table:table-cell table:number-columns-repeated="29"/>
        </table:table-row>
        <table:table-row table:style-name="ro4">
          <table:table-cell table:style-name="ce1550" office:value-type="string" calcext:value-type="string">
            <text:p>Pat 2</text:p>
          </table:table-cell>
          <table:table-cell table:style-name="ce2556" table:number-columns-repeated="2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4">
          <table:table-cell table:style-name="Default" table:number-columns-repeated="64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n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759"/>
          <table:table-cell table:style-name="ce2763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n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760"/>
          <table:table-cell table:style-name="ce2766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1049" table:number-columns-repeated="2"/>
          <table:table-cell table:style-name="Default" table:number-columns-repeated="33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759" office:value-type="string" calcext:value-type="string">
            <text:p>S</text:p>
          </table:table-cell>
          <table:table-cell table:style-name="ce2763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 table:number-columns-repeated="2"/>
          <table:table-cell table:style-name="ce2760" office:value-type="string" calcext:value-type="string">
            <text:p>E</text:p>
          </table:table-cell>
          <table:table-cell table:style-name="ce2766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Oi!</text:p>
          </table:table-cell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2557" table:number-columns-repeated="3"/>
          <table:table-cell table:style-name="Default" table:number-columns-repeated="16"/>
          <table:table-cell table:style-name="ce1049"/>
          <table:table-cell table:style-name="Default" table:number-columns-repeated="14"/>
          <table:table-cell table:style-name="ce2770" office:value-type="string" calcext:value-type="string">
            <text:p>Oi! = Everybody shouts “Oi”</text:p>
          </table:table-cell>
          <table:table-cell table:number-columns-repeated="29"/>
        </table:table-row>
        <table:table-row table:style-name="ro4" table:number-rows-repeated="5">
          <table:table-cell table:style-name="Default" table:number-columns-repeated="35"/>
          <table:table-cell table:number-columns-repeated="29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1048433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Drucken" table:base-cell-address="$Wolf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3:50:07.9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1-02T13:50:33.879000000</dc:date>
    <meta:print-date>2011-06-12T10:16:13</meta:print-date>
    <meta:editing-cycles>322</meta:editing-cycles>
    <meta:editing-duration>P14DT10H3M4S</meta:editing-duration>
    <meta:generator>LibreOffice/7.6.2.1$Windows_X86_64 LibreOffice_project/56f7684011345957bbf33a7ee678afaf4d2ba333</meta:generator>
    <meta:document-statistic meta:table-count="1" meta:cell-count="296" meta:object-count="0"/>
  </office:meta>
</office:document-meta>
</file>